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7.796cm"/>
    </style:style>
    <style:style style:name="co6" style:family="table-column">
      <style:table-column-properties fo:break-before="auto" style:column-width="2.584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469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9.0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d_fournisseur</text:p>
          </table:table-cell>
          <table:table-cell table:style-name="ce1" office:value-type="string">
            <text:p>nom_societe</text:p>
          </table:table-cell>
          <table:table-cell table:style-name="ce1" office:value-type="string">
            <text:p>nom_contact</text:p>
          </table:table-cell>
          <table:table-cell table:style-name="ce1" office:value-type="string">
            <text:p>metier_contact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ville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code_postal</text:p>
          </table:table-cell>
          <table:table-cell table:style-name="ce1" office:value-type="string">
            <text:p>Pays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fax</text:p>
          </table:table-cell>
          <table:table-cell table:style-name="ce1" office:value-type="string">
            <text:p>sitewe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otic Liquids</text:p>
          </table:table-cell>
          <table:table-cell office:value-type="string">
            <text:p>Charlotte Cooper</text:p>
          </table:table-cell>
          <table:table-cell office:value-type="string">
            <text:p>Assistant export</text:p>
          </table:table-cell>
          <table:table-cell office:value-type="string">
            <text:p>49 Gilbert St.</text:p>
          </table:table-cell>
          <table:table-cell office:value-type="string">
            <text:p>London</text:p>
          </table:table-cell>
          <table:table-cell office:value-type="string">
            <text:p>NULL</text:p>
          </table:table-cell>
          <table:table-cell office:value-type="string">
            <text:p>EC1 4SD</text:p>
          </table:table-cell>
          <table:table-cell office:value-type="string">
            <text:p>Royaume-Uni</text:p>
          </table:table-cell>
          <table:table-cell office:value-type="string">
            <text:p>(171) 555-2222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 Orleans Cajun Delights</text:p>
          </table:table-cell>
          <table:table-cell office:value-type="string">
            <text:p>Shelley Burke</text:p>
          </table:table-cell>
          <table:table-cell office:value-type="string">
            <text:p>Acheteur</text:p>
          </table:table-cell>
          <table:table-cell office:value-type="string">
            <text:p>P.O. Box 78934</text:p>
          </table:table-cell>
          <table:table-cell office:value-type="string">
            <text:p>New Orleans</text:p>
          </table:table-cell>
          <table:table-cell office:value-type="string">
            <text:p>LA</text:p>
          </table:table-cell>
          <table:table-cell office:value-type="float" office:value="70117">
            <text:p>70117</text:p>
          </table:table-cell>
          <table:table-cell office:value-type="string">
            <text:p>Etats-Unis</text:p>
          </table:table-cell>
          <table:table-cell office:value-type="string">
            <text:p>(100) 555-4822</text:p>
          </table:table-cell>
          <table:table-cell office:value-type="string">
            <text:p>NULL</text:p>
          </table:table-cell>
          <table:table-cell office:value-type="string">
            <text:p>Cajun.htm#CAJUN.HTM#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andma Kelly s Homestead</text:p>
          </table:table-cell>
          <table:table-cell office:value-type="string">
            <text:p>Regina Murphy</text:p>
          </table:table-cell>
          <table:table-cell office:value-type="string">
            <text:p>Représentant(e)</text:p>
          </table:table-cell>
          <table:table-cell office:value-type="string">
            <text:p>707 Oxford Rd.</text:p>
          </table:table-cell>
          <table:table-cell office:value-type="string">
            <text:p>Ann Arbor</text:p>
          </table:table-cell>
          <table:table-cell office:value-type="string">
            <text:p>MI</text:p>
          </table:table-cell>
          <table:table-cell office:value-type="float" office:value="48104">
            <text:p>48104</text:p>
          </table:table-cell>
          <table:table-cell office:value-type="string">
            <text:p>Etats-Unis</text:p>
          </table:table-cell>
          <table:table-cell office:value-type="string">
            <text:p>(313) 555-5735</text:p>
          </table:table-cell>
          <table:table-cell office:value-type="string">
            <text:p>(313) 555-3349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kyo Traders</text:p>
          </table:table-cell>
          <table:table-cell office:value-type="string">
            <text:p>Yoshi Nagase</text:p>
          </table:table-cell>
          <table:table-cell office:value-type="string">
            <text:p>Directeur du marketing</text:p>
          </table:table-cell>
          <table:table-cell office:value-type="string">
            <text:p>9-8 Sekimai Musashino-shi</text:p>
          </table:table-cell>
          <table:table-cell office:value-type="string">
            <text:p>Tokyo</text:p>
          </table:table-cell>
          <table:table-cell office:value-type="string">
            <text:p>NULL</text:p>
          </table:table-cell>
          <table:table-cell office:value-type="float" office:value="100">
            <text:p>100</text:p>
          </table:table-cell>
          <table:table-cell office:value-type="string">
            <text:p>Japon</text:p>
          </table:table-cell>
          <table:table-cell office:value-type="string">
            <text:p>(03) 3555-5011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operativa de Quesos <text:s/>Las Cabras </text:p>
          </table:table-cell>
          <table:table-cell office:value-type="string">
            <text:p>Antonio del Valle Saavedra </text:p>
          </table:table-cell>
          <table:table-cell office:value-type="string">
            <text:p>Responsable export</text:p>
          </table:table-cell>
          <table:table-cell office:value-type="string">
            <text:p>Calle del Rosal 4</text:p>
          </table:table-cell>
          <table:table-cell office:value-type="string">
            <text:p>Oviedo</text:p>
          </table:table-cell>
          <table:table-cell office:value-type="string">
            <text:p>Asturias</text:p>
          </table:table-cell>
          <table:table-cell office:value-type="float" office:value="33007">
            <text:p>33007</text:p>
          </table:table-cell>
          <table:table-cell office:value-type="string">
            <text:p>Espagne</text:p>
          </table:table-cell>
          <table:table-cell office:value-type="string">
            <text:p>(98) 598 76 54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yumi s</text:p>
          </table:table-cell>
          <table:table-cell office:value-type="string">
            <text:p>Mayumi Ohno</text:p>
          </table:table-cell>
          <table:table-cell office:value-type="string">
            <text:p>Chef de produit</text:p>
          </table:table-cell>
          <table:table-cell office:value-type="string">
            <text:p>92 Setsuko Chuo-ku</text:p>
          </table:table-cell>
          <table:table-cell office:value-type="string">
            <text:p>Osaka</text:p>
          </table:table-cell>
          <table:table-cell office:value-type="string">
            <text:p>NULL</text:p>
          </table:table-cell>
          <table:table-cell office:value-type="float" office:value="545">
            <text:p>545</text:p>
          </table:table-cell>
          <table:table-cell office:value-type="string">
            <text:p>Japon</text:p>
          </table:table-cell>
          <table:table-cell office:value-type="string">
            <text:p>(06) 431-7877</text:p>
          </table:table-cell>
          <table:table-cell office:value-type="string">
            <text:p>NULL</text:p>
          </table:table-cell>
          <table:table-cell office:value-type="string">
            <text:p>Mayumi s (sur le World Wide Web)#http://www.micro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vlova, Ltd.</text:p>
          </table:table-cell>
          <table:table-cell office:value-type="string">
            <text:p>Ian Devling</text:p>
          </table:table-cell>
          <table:table-cell office:value-type="string">
            <text:p>Directeur du marketing</text:p>
          </table:table-cell>
          <table:table-cell office:value-type="string">
            <text:p>74 Rose St. Moonie Ponds</text:p>
          </table:table-cell>
          <table:table-cell office:value-type="string">
            <text:p>Melbourne</text:p>
          </table:table-cell>
          <table:table-cell office:value-type="string">
            <text:p>Victoria</text:p>
          </table:table-cell>
          <table:table-cell office:value-type="float" office:value="3058">
            <text:p>3058</text:p>
          </table:table-cell>
          <table:table-cell office:value-type="string">
            <text:p>Australie</text:p>
          </table:table-cell>
          <table:table-cell office:value-type="string">
            <text:p>(059) 55-5450</text:p>
          </table:table-cell>
          <table:table-cell office:value-type="string">
            <text:p>(03) 444-6588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pecialty Biscuits, Ltd.</text:p>
          </table:table-cell>
          <table:table-cell office:value-type="string">
            <text:p>Peter Wilson</text:p>
          </table:table-cell>
          <table:table-cell office:value-type="string">
            <text:p>Représentant(e)</text:p>
          </table:table-cell>
          <table:table-cell office:value-type="string">
            <text:p>29 King s Way</text:p>
          </table:table-cell>
          <table:table-cell office:value-type="string">
            <text:p>Manchester</text:p>
          </table:table-cell>
          <table:table-cell office:value-type="string">
            <text:p>NULL</text:p>
          </table:table-cell>
          <table:table-cell office:value-type="string">
            <text:p>M14 GSD</text:p>
          </table:table-cell>
          <table:table-cell office:value-type="string">
            <text:p>Royaume-Uni</text:p>
          </table:table-cell>
          <table:table-cell office:value-type="string">
            <text:p>(161) 555-4448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B Knäckebröd AB</text:p>
          </table:table-cell>
          <table:table-cell office:value-type="string">
            <text:p>Lars Peterson</text:p>
          </table:table-cell>
          <table:table-cell office:value-type="string">
            <text:p>Assistant(e) des ventes</text:p>
          </table:table-cell>
          <table:table-cell office:value-type="string">
            <text:p>Kaloadagatan 13</text:p>
          </table:table-cell>
          <table:table-cell office:value-type="string">
            <text:p>Göteborg</text:p>
          </table:table-cell>
          <table:table-cell office:value-type="string">
            <text:p>NULL</text:p>
          </table:table-cell>
          <table:table-cell office:value-type="string">
            <text:p>S-345 67</text:p>
          </table:table-cell>
          <table:table-cell office:value-type="string">
            <text:p>Suède</text:p>
          </table:table-cell>
          <table:table-cell office:value-type="string">
            <text:p>031-987 65 43</text:p>
          </table:table-cell>
          <table:table-cell office:value-type="string">
            <text:p>031-987 65 91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frescos Americanas LTDA</text:p>
          </table:table-cell>
          <table:table-cell office:value-type="string">
            <text:p>Carlos Diaz</text:p>
          </table:table-cell>
          <table:table-cell office:value-type="string">
            <text:p>Directeur du marketing</text:p>
          </table:table-cell>
          <table:table-cell office:value-type="string">
            <text:p>Av. das Americanas 12.890</text:p>
          </table:table-cell>
          <table:table-cell office:value-type="string">
            <text:p>São Paulo</text:p>
          </table:table-cell>
          <table:table-cell office:value-type="string">
            <text:p>NULL</text:p>
          </table:table-cell>
          <table:table-cell office:value-type="float" office:value="5442">
            <text:p>5442</text:p>
          </table:table-cell>
          <table:table-cell office:value-type="string">
            <text:p>Brésil</text:p>
          </table:table-cell>
          <table:table-cell office:value-type="string">
            <text:p>(11) 555 4640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eli Süßwaren GmbH &amp; Co. KG</text:p>
          </table:table-cell>
          <table:table-cell office:value-type="string">
            <text:p>Petra Winkler</text:p>
          </table:table-cell>
          <table:table-cell office:value-type="string">
            <text:p>Chef des ventes</text:p>
          </table:table-cell>
          <table:table-cell office:value-type="string">
            <text:p>Tiergartenstraße 5</text:p>
          </table:table-cell>
          <table:table-cell office:value-type="string">
            <text:p>Berlin</text:p>
          </table:table-cell>
          <table:table-cell office:value-type="string">
            <text:p>NULL</text:p>
          </table:table-cell>
          <table:table-cell office:value-type="float" office:value="10785">
            <text:p>10785</text:p>
          </table:table-cell>
          <table:table-cell office:value-type="string">
            <text:p>Allemagne</text:p>
          </table:table-cell>
          <table:table-cell office:value-type="string">
            <text:p>(010) 9984510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lutzer Lebensmittelgroßmärkte AG</text:p>
          </table:table-cell>
          <table:table-cell office:value-type="string">
            <text:p>Martin Bein</text:p>
          </table:table-cell>
          <table:table-cell office:value-type="string">
            <text:p>Directeur du marketing international</text:p>
          </table:table-cell>
          <table:table-cell office:value-type="string">
            <text:p>Bogenallee 51</text:p>
          </table:table-cell>
          <table:table-cell office:value-type="string">
            <text:p>Frankfurt</text:p>
          </table:table-cell>
          <table:table-cell office:value-type="string">
            <text:p>NULL</text:p>
          </table:table-cell>
          <table:table-cell office:value-type="float" office:value="60439">
            <text:p>60439</text:p>
          </table:table-cell>
          <table:table-cell office:value-type="string">
            <text:p>Allemagne</text:p>
          </table:table-cell>
          <table:table-cell office:value-type="string">
            <text:p>(069) 992755</text:p>
          </table:table-cell>
          <table:table-cell office:value-type="string">
            <text:p>NULL</text:p>
          </table:table-cell>
          <table:table-cell office:value-type="string">
            <text:p>Plutzer (sur le World Wide Web)#http://www.micros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rd-Ost-Fisch Handelsgesellschaft mbH</text:p>
          </table:table-cell>
          <table:table-cell office:value-type="string">
            <text:p>Sven Petersen</text:p>
          </table:table-cell>
          <table:table-cell office:value-type="string">
            <text:p>Responsable export</text:p>
          </table:table-cell>
          <table:table-cell office:value-type="string">
            <text:p>Frahmredder 112a</text:p>
          </table:table-cell>
          <table:table-cell office:value-type="string">
            <text:p>Cuxhaven</text:p>
          </table:table-cell>
          <table:table-cell office:value-type="string">
            <text:p>NULL</text:p>
          </table:table-cell>
          <table:table-cell office:value-type="float" office:value="27478">
            <text:p>27478</text:p>
          </table:table-cell>
          <table:table-cell office:value-type="string">
            <text:p>Allemagne</text:p>
          </table:table-cell>
          <table:table-cell office:value-type="string">
            <text:p>(04721) 8713</text:p>
          </table:table-cell>
          <table:table-cell office:value-type="string">
            <text:p>(04721) 8714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ormaggi Fortini s.r.l.</text:p>
          </table:table-cell>
          <table:table-cell office:value-type="string">
            <text:p>Elio Rossi</text:p>
          </table:table-cell>
          <table:table-cell office:value-type="string">
            <text:p>Représentant(e)</text:p>
          </table:table-cell>
          <table:table-cell office:value-type="string">
            <text:p>Viale Dante, 75</text:p>
          </table:table-cell>
          <table:table-cell office:value-type="string">
            <text:p>Ravenna</text:p>
          </table:table-cell>
          <table:table-cell office:value-type="string">
            <text:p>NULL</text:p>
          </table:table-cell>
          <table:table-cell office:value-type="float" office:value="48100">
            <text:p>48100</text:p>
          </table:table-cell>
          <table:table-cell office:value-type="string">
            <text:p>Italie</text:p>
          </table:table-cell>
          <table:table-cell office:value-type="string">
            <text:p>(0544) 60323</text:p>
          </table:table-cell>
          <table:table-cell office:value-type="string">
            <text:p>(0544) 60603</text:p>
          </table:table-cell>
          <table:table-cell office:value-type="string">
            <text:p>Formaggi.htm#FORMAGGI.HTM#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rske Meierier</text:p>
          </table:table-cell>
          <table:table-cell office:value-type="string">
            <text:p>Beate Vileid</text:p>
          </table:table-cell>
          <table:table-cell office:value-type="string">
            <text:p>Directeur du marketing</text:p>
          </table:table-cell>
          <table:table-cell office:value-type="string">
            <text:p>Hatlevegen 5</text:p>
          </table:table-cell>
          <table:table-cell office:value-type="string">
            <text:p>Sandvika</text:p>
          </table:table-cell>
          <table:table-cell office:value-type="string">
            <text:p>NULL</text:p>
          </table:table-cell>
          <table:table-cell office:value-type="float" office:value="1320">
            <text:p>1320</text:p>
          </table:table-cell>
          <table:table-cell office:value-type="string">
            <text:p>Norvège</text:p>
          </table:table-cell>
          <table:table-cell office:value-type="string">
            <text:p>(0)2-953010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igfoot Breweries</text:p>
          </table:table-cell>
          <table:table-cell office:value-type="string">
            <text:p>Cheryl Saylor</text:p>
          </table:table-cell>
          <table:table-cell office:value-type="string">
            <text:p>Responsable de zone</text:p>
          </table:table-cell>
          <table:table-cell office:value-type="string">
            <text:p>3400 - 8th Avenue Suite 210</text:p>
          </table:table-cell>
          <table:table-cell office:value-type="string">
            <text:p>Bend</text:p>
          </table:table-cell>
          <table:table-cell office:value-type="string">
            <text:p>OR</text:p>
          </table:table-cell>
          <table:table-cell office:value-type="float" office:value="97101">
            <text:p>97101</text:p>
          </table:table-cell>
          <table:table-cell office:value-type="string">
            <text:p>Etats-Unis</text:p>
          </table:table-cell>
          <table:table-cell office:value-type="string">
            <text:p>(503) 555-9931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vensk Sjöföda AB</text:p>
          </table:table-cell>
          <table:table-cell office:value-type="string">
            <text:p>Michael Björn</text:p>
          </table:table-cell>
          <table:table-cell office:value-type="string">
            <text:p>Représentant(e)</text:p>
          </table:table-cell>
          <table:table-cell office:value-type="string">
            <text:p>Brovallavägen 231</text:p>
          </table:table-cell>
          <table:table-cell office:value-type="string">
            <text:p>Stockholm</text:p>
          </table:table-cell>
          <table:table-cell office:value-type="string">
            <text:p>NULL</text:p>
          </table:table-cell>
          <table:table-cell office:value-type="string">
            <text:p>S-123 45</text:p>
          </table:table-cell>
          <table:table-cell office:value-type="string">
            <text:p>Suède</text:p>
          </table:table-cell>
          <table:table-cell office:value-type="string">
            <text:p>08-123 45 67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ux joyeux ecclésiastiques</text:p>
          </table:table-cell>
          <table:table-cell office:value-type="string">
            <text:p>Guylène Nodier</text:p>
          </table:table-cell>
          <table:table-cell office:value-type="string">
            <text:p>Chef des ventes</text:p>
          </table:table-cell>
          <table:table-cell office:value-type="string">
            <text:p>203, Rue des Francs-Bourgeois</text:p>
          </table:table-cell>
          <table:table-cell office:value-type="string">
            <text:p>Paris</text:p>
          </table:table-cell>
          <table:table-cell office:value-type="string">
            <text:p>NULL</text:p>
          </table:table-cell>
          <table:table-cell office:value-type="float" office:value="75004">
            <text:p>75004</text:p>
          </table:table-cell>
          <table:table-cell office:value-type="string">
            <text:p>France</text:p>
          </table:table-cell>
          <table:table-cell office:value-type="string">
            <text:p>01.03.83.00.68</text:p>
          </table:table-cell>
          <table:table-cell office:value-type="string">
            <text:p>01.03.83.00.62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ew England Seafood Cannery</text:p>
          </table:table-cell>
          <table:table-cell office:value-type="string">
            <text:p>Robb Merchant</text:p>
          </table:table-cell>
          <table:table-cell office:value-type="string">
            <text:p>Responsable de zone</text:p>
          </table:table-cell>
          <table:table-cell office:value-type="string">
            <text:p>Order Processing Dept. 2100 Paul Revere Blvd.</text:p>
          </table:table-cell>
          <table:table-cell office:value-type="string">
            <text:p>Boston</text:p>
          </table:table-cell>
          <table:table-cell office:value-type="string">
            <text:p>MA</text:p>
          </table:table-cell>
          <table:table-cell office:value-type="float" office:value="2134">
            <text:p>2134</text:p>
          </table:table-cell>
          <table:table-cell office:value-type="string">
            <text:p>Etats-Unis</text:p>
          </table:table-cell>
          <table:table-cell office:value-type="string">
            <text:p>(617) 555-3267</text:p>
          </table:table-cell>
          <table:table-cell office:value-type="string">
            <text:p>(617) 555-3389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ka Trading</text:p>
          </table:table-cell>
          <table:table-cell office:value-type="string">
            <text:p>Chandra Leka</text:p>
          </table:table-cell>
          <table:table-cell office:value-type="string">
            <text:p>Propriétaire</text:p>
          </table:table-cell>
          <table:table-cell office:value-type="string">
            <text:p>471 Serangoon Loop, Suite #402</text:p>
          </table:table-cell>
          <table:table-cell office:value-type="string">
            <text:p>Singapore</text:p>
          </table:table-cell>
          <table:table-cell office:value-type="string">
            <text:p>NULL</text:p>
          </table:table-cell>
          <table:table-cell office:value-type="float" office:value="512">
            <text:p>512</text:p>
          </table:table-cell>
          <table:table-cell office:value-type="string">
            <text:p>Singapour</text:p>
          </table:table-cell>
          <table:table-cell office:value-type="string">
            <text:p>555-8787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yngbysild</text:p>
          </table:table-cell>
          <table:table-cell office:value-type="string">
            <text:p>Niels Petersen</text:p>
          </table:table-cell>
          <table:table-cell office:value-type="string">
            <text:p>Chef des ventes</text:p>
          </table:table-cell>
          <table:table-cell office:value-type="string">
            <text:p>Lyngbysild Fiskebakken 10</text:p>
          </table:table-cell>
          <table:table-cell office:value-type="string">
            <text:p>Lyngby</text:p>
          </table:table-cell>
          <table:table-cell office:value-type="string">
            <text:p>NULL</text:p>
          </table:table-cell>
          <table:table-cell office:value-type="float" office:value="2800">
            <text:p>2800</text:p>
          </table:table-cell>
          <table:table-cell office:value-type="string">
            <text:p>Danemark</text:p>
          </table:table-cell>
          <table:table-cell office:value-type="float" office:value="43844108">
            <text:p>43844108</text:p>
          </table:table-cell>
          <table:table-cell office:value-type="float" office:value="43844115">
            <text:p>43844115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Zaanse Snoepfabriek</text:p>
          </table:table-cell>
          <table:table-cell office:value-type="string">
            <text:p>Dirk Luchte</text:p>
          </table:table-cell>
          <table:table-cell office:value-type="string">
            <text:p>Chef comptable</text:p>
          </table:table-cell>
          <table:table-cell office:value-type="string">
            <text:p>Verkoop Rijnweg 22</text:p>
          </table:table-cell>
          <table:table-cell office:value-type="string">
            <text:p>Zaandam</text:p>
          </table:table-cell>
          <table:table-cell office:value-type="string">
            <text:p>NULL</text:p>
          </table:table-cell>
          <table:table-cell office:value-type="string">
            <text:p>9999 ZZ</text:p>
          </table:table-cell>
          <table:table-cell office:value-type="string">
            <text:p>Pays-Bas</text:p>
          </table:table-cell>
          <table:table-cell office:value-type="string">
            <text:p>(12345)1212</text:p>
          </table:table-cell>
          <table:table-cell office:value-type="string">
            <text:p>(12345) 1210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Karkki Oy</text:p>
          </table:table-cell>
          <table:table-cell office:value-type="string">
            <text:p>Anne Heikkonen</text:p>
          </table:table-cell>
          <table:table-cell office:value-type="string">
            <text:p>Chef de produit</text:p>
          </table:table-cell>
          <table:table-cell office:value-type="string">
            <text:p>Valtakatu 12</text:p>
          </table:table-cell>
          <table:table-cell office:value-type="string">
            <text:p>Lappeenranta</text:p>
          </table:table-cell>
          <table:table-cell office:value-type="string">
            <text:p>NULL</text:p>
          </table:table-cell>
          <table:table-cell office:value-type="float" office:value="53120">
            <text:p>53120</text:p>
          </table:table-cell>
          <table:table-cell office:value-type="string">
            <text:p>Finlande</text:p>
          </table:table-cell>
          <table:table-cell office:value-type="string">
            <text:p>(953) 10956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 day, Mate</text:p>
          </table:table-cell>
          <table:table-cell office:value-type="string">
            <text:p>Wendy Mackenzie</text:p>
          </table:table-cell>
          <table:table-cell office:value-type="string">
            <text:p>Représentant(e)</text:p>
          </table:table-cell>
          <table:table-cell office:value-type="string">
            <text:p>170 Prince Edward Parade Hunter s Hill</text:p>
          </table:table-cell>
          <table:table-cell office:value-type="string">
            <text:p>Sydney</text:p>
          </table:table-cell>
          <table:table-cell office:value-type="string">
            <text:p>NSW</text:p>
          </table:table-cell>
          <table:table-cell office:value-type="float" office:value="2042">
            <text:p>2042</text:p>
          </table:table-cell>
          <table:table-cell office:value-type="string">
            <text:p>Australie</text:p>
          </table:table-cell>
          <table:table-cell office:value-type="string">
            <text:p>NULL</text:p>
          </table:table-cell>
          <table:table-cell office:value-type="string">
            <text:p>(02) 555-4873</text:p>
          </table:table-cell>
          <table:table-cell office:value-type="string">
            <text:p>G day Mate (sur le World Wide Web)#http://www.mic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 Maison</text:p>
          </table:table-cell>
          <table:table-cell office:value-type="string">
            <text:p>Jean-Guy Lauzon</text:p>
          </table:table-cell>
          <table:table-cell office:value-type="string">
            <text:p>Directeur du marketing</text:p>
          </table:table-cell>
          <table:table-cell office:value-type="string">
            <text:p>2960 Rue St. Laurent</text:p>
          </table:table-cell>
          <table:table-cell office:value-type="string">
            <text:p>Montréal</text:p>
          </table:table-cell>
          <table:table-cell office:value-type="string">
            <text:p>Québec</text:p>
          </table:table-cell>
          <table:table-cell office:value-type="string">
            <text:p>H1J 1C3</text:p>
          </table:table-cell>
          <table:table-cell office:value-type="string">
            <text:p>Canada</text:p>
          </table:table-cell>
          <table:table-cell office:value-type="string">
            <text:p>(514) 555-9022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sta Buttini s.r.l.</text:p>
          </table:table-cell>
          <table:table-cell office:value-type="string">
            <text:p>Giovanni Giudici</text:p>
          </table:table-cell>
          <table:table-cell office:value-type="string">
            <text:p>Acheteur</text:p>
          </table:table-cell>
          <table:table-cell office:value-type="string">
            <text:p>Via dei Gelsomini, 153</text:p>
          </table:table-cell>
          <table:table-cell office:value-type="string">
            <text:p>Salerno</text:p>
          </table:table-cell>
          <table:table-cell office:value-type="string">
            <text:p>NULL</text:p>
          </table:table-cell>
          <table:table-cell office:value-type="float" office:value="84100">
            <text:p>84100</text:p>
          </table:table-cell>
          <table:table-cell office:value-type="string">
            <text:p>Italie</text:p>
          </table:table-cell>
          <table:table-cell office:value-type="string">
            <text:p>(089) 6547665</text:p>
          </table:table-cell>
          <table:table-cell office:value-type="string">
            <text:p>(089) 6547667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scargots Nouveaux</text:p>
          </table:table-cell>
          <table:table-cell office:value-type="string">
            <text:p>Marie Delamare</text:p>
          </table:table-cell>
          <table:table-cell office:value-type="string">
            <text:p>Chef des ventes</text:p>
          </table:table-cell>
          <table:table-cell office:value-type="string">
            <text:p>22, rue H. Voiron</text:p>
          </table:table-cell>
          <table:table-cell office:value-type="string">
            <text:p>Montceau</text:p>
          </table:table-cell>
          <table:table-cell office:value-type="string">
            <text:p>NULL</text:p>
          </table:table-cell>
          <table:table-cell office:value-type="float" office:value="71300">
            <text:p>71300</text:p>
          </table:table-cell>
          <table:table-cell office:value-type="string">
            <text:p>France</text:p>
          </table:table-cell>
          <table:table-cell office:value-type="string">
            <text:p>04.85.57.00.07</text:p>
          </table:table-cell>
          <table:table-cell table:number-columns-repeated="2" office:value-type="string">
            <text:p>NUL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ai pâturage</text:p>
          </table:table-cell>
          <table:table-cell office:value-type="string">
            <text:p>Eliane Noz</text:p>
          </table:table-cell>
          <table:table-cell office:value-type="string">
            <text:p>Représentant(e)</text:p>
          </table:table-cell>
          <table:table-cell office:value-type="string">
            <text:p>Bat. B 3, rue des Alpes</text:p>
          </table:table-cell>
          <table:table-cell office:value-type="string">
            <text:p>Annecy</text:p>
          </table:table-cell>
          <table:table-cell office:value-type="string">
            <text:p>NULL</text:p>
          </table:table-cell>
          <table:table-cell office:value-type="float" office:value="74000">
            <text:p>74000</text:p>
          </table:table-cell>
          <table:table-cell office:value-type="string">
            <text:p>France</text:p>
          </table:table-cell>
          <table:table-cell office:value-type="string">
            <text:p>04.38.76.98.06</text:p>
          </table:table-cell>
          <table:table-cell office:value-type="string">
            <text:p>04.38.76.98.58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orêts d érables</text:p>
          </table:table-cell>
          <table:table-cell office:value-type="string">
            <text:p>Chantal Goulet</text:p>
          </table:table-cell>
          <table:table-cell office:value-type="string">
            <text:p>Chef comptable</text:p>
          </table:table-cell>
          <table:table-cell office:value-type="string">
            <text:p>148 rue Chasseur</text:p>
          </table:table-cell>
          <table:table-cell office:value-type="string">
            <text:p>Ste-Hyacinthe</text:p>
          </table:table-cell>
          <table:table-cell office:value-type="string">
            <text:p>Québec</text:p>
          </table:table-cell>
          <table:table-cell office:value-type="string">
            <text:p>J2S 7S8</text:p>
          </table:table-cell>
          <table:table-cell office:value-type="string">
            <text:p>Canada</text:p>
          </table:table-cell>
          <table:table-cell office:value-type="string">
            <text:p>(514) 555-2955</text:p>
          </table:table-cell>
          <table:table-cell office:value-type="string">
            <text:p>(514) 555-2921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19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1T19:52:27.38</dc:date>
    <dc:creator>Sitraka Eric RAKOTOBE</dc:creator>
    <meta:generator>OpenOffice.org/3.2$Win32 OpenOffice.org_project/320m18$Build-9502</meta:generator>
    <meta:editing-duration>PT00H02M14S</meta:editing-duration>
    <meta:editing-cycles>2</meta:editing-cycles>
    <meta:document-statistic meta:table-count="1" meta:cell-count="360" meta:object-count="0"/>
  </office:meta>
</office:document-meta>
</file>